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0063in" fo:margin-left="-0.041in" fo:margin-top="0in" fo:margin-bottom="0in" table:align="left" style:writing-mode="lr-tb"/>
    </style:style>
    <style:style style:name="Table1.A" style:family="table-column">
      <style:table-column-properties style:column-width="1.5014in"/>
    </style:style>
    <style:style style:name="Table1.D" style:family="table-column">
      <style:table-column-properties style:column-width="1.5021in"/>
    </style:style>
    <style:style style:name="Table1.1" style:family="table-row">
      <style:table-row-properties style:min-row-height="0.2035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0.3778in" fo:keep-together="auto"/>
    </style:style>
    <style:style style:name="Table1.3" style:family="table-row">
      <style:table-row-properties style:min-row-height="0.5542in" fo:keep-together="auto"/>
    </style:style>
    <style:style style:name="Table1.5" style:family="table-row">
      <style:table-row-properties style:min-row-height="0.5486in" fo:keep-together="auto"/>
    </style:style>
    <style:style style:name="Table2" style:family="table">
      <style:table-properties style:width="5.3417in" fo:margin-left="-0.0743in" fo:margin-top="0in" fo:margin-bottom="0in" table:align="left" style:writing-mode="lr-tb"/>
    </style:style>
    <style:style style:name="Table2.A" style:family="table-column">
      <style:table-column-properties style:column-width="2.6708in"/>
    </style:style>
    <style:style style:name="Table2.1" style:family="table-row">
      <style:table-row-properties style:min-row-height="0.1736in"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2.2" style:family="table-row">
      <style:table-row-properties style:min-row-height="0.1833in" fo:keep-together="auto"/>
    </style:style>
    <style:style style:name="Table3" style:family="table">
      <style:table-properties style:width="5.7139in" fo:margin-left="-0.0743in" fo:margin-top="0in" fo:margin-bottom="0in" table:align="left" style:writing-mode="lr-tb"/>
    </style:style>
    <style:style style:name="Table3.A" style:family="table-column">
      <style:table-column-properties style:column-width="2.8569in"/>
    </style:style>
    <style:style style:name="Table3.1" style:family="table-row">
      <style:table-row-properties style:min-row-height="0.1799in"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2" style:family="table-row">
      <style:table-row-properties style:min-row-height="0.2903in" fo:keep-together="auto"/>
    </style:style>
    <style:style style:name="Table3.3" style:family="table-row">
      <style:table-row-properties style:min-row-height="0.134in" fo:keep-together="auto"/>
    </style:style>
    <style:style style:name="Table3.4" style:family="table-row">
      <style:table-row-properties style:min-row-height="0.3403in" fo:keep-together="auto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Standard">
      <style:text-properties style:font-name-complex="Calibri2"/>
    </style:style>
    <style:style style:name="P4" style:family="paragraph" style:parent-style-name="Standard">
      <style:text-properties officeooo:rsid="001be51f" officeooo:paragraph-rsid="001be51f" style:font-name-complex="Calibri2"/>
    </style:style>
    <style:style style:name="P5" style:family="paragraph" style:parent-style-name="Standard">
      <style:text-properties fo:font-style="italic" style:font-style-asian="italic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name-complex="Calibri2"/>
    </style:style>
    <style:style style:name="P7" style:family="paragraph" style:parent-style-name="Standard">
      <style:text-properties fo:font-weight="bold" style:font-weight-asian="bold" style:font-name-complex="Calibri2" style:font-weight-complex="bold"/>
    </style:style>
    <style:style style:name="P8" style:family="paragraph" style:parent-style-name="Standard">
      <style:text-properties fo:font-size="16pt" style:font-size-asian="16pt" style:font-name-complex="Calibri2" style:font-size-complex="16pt"/>
    </style:style>
    <style:style style:name="P9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10" style:family="paragraph" style:parent-style-name="Standard">
      <style:paragraph-properties fo:margin-top="0in" fo:margin-bottom="0.1665in" style:contextual-spacing="false" fo:text-align="center" style:justify-single-word="false"/>
      <style:text-properties officeooo:paragraph-rsid="001eaeae"/>
    </style:style>
    <style:style style:name="P11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fo:font-size="22pt" fo:font-weight="bold" style:font-size-asian="22pt" style:font-weight-asian="bold" style:font-name-complex="Calibri2" style:font-size-complex="24pt" style:font-weight-complex="bold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4pt" style:font-size-asian="14pt" style:font-name-complex="Calibri2" style:font-size-complex="14pt"/>
    </style:style>
    <style:style style:name="P13" style:family="paragraph" style:parent-style-name="Standard">
      <style:paragraph-properties fo:margin-top="0in" fo:margin-bottom="0in" style:contextual-spacing="false"/>
      <style:text-properties style:font-name-complex="Calibri2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tyle="italic" style:font-style-asian="italic"/>
    </style:style>
    <style:style style:name="P15" style:family="paragraph" style:parent-style-name="Standard">
      <style:paragraph-properties fo:margin-top="0in" fo:margin-bottom="0.0835in" style:contextual-spacing="false"/>
    </style:style>
    <style:style style:name="P16" style:family="paragraph" style:parent-style-name="Standard">
      <style:paragraph-properties fo:margin-top="0in" fo:margin-bottom="0.0835in" style:contextual-spacing="false"/>
      <style:text-properties style:font-name-complex="Calibri2"/>
    </style:style>
    <style:style style:name="P17" style:family="paragraph" style:parent-style-name="Standard">
      <style:paragraph-properties fo:margin-top="0in" fo:margin-bottom="0.0835in" style:contextual-spacing="false"/>
      <style:text-properties officeooo:rsid="001ae0c6" officeooo:paragraph-rsid="001ae0c6" style:font-name-complex="Calibri2"/>
    </style:style>
    <style:style style:name="P18" style:family="paragraph" style:parent-style-name="Standard">
      <style:paragraph-properties fo:margin-top="0in" fo:margin-bottom="0.0835in" style:contextual-spacing="false"/>
      <style:text-properties fo:font-weight="bold" style:font-weight-asian="bold" style:font-name-complex="Calibri2" style:font-size-complex="11pt" style:font-weight-complex="bold"/>
    </style:style>
    <style:style style:name="P19" style:family="paragraph" style:parent-style-name="Standard">
      <style:paragraph-properties fo:margin-top="0.0417in" fo:margin-bottom="0.0417in" style:contextual-spacing="false"/>
      <style:text-properties style:font-name-complex="Calibri2"/>
    </style:style>
    <style:style style:name="P20" style:family="paragraph" style:parent-style-name="Standard">
      <style:paragraph-properties fo:margin-top="0.0417in" fo:margin-bottom="0.0417in" style:contextual-spacing="false"/>
      <style:text-properties officeooo:rsid="001be51f" officeooo:paragraph-rsid="001be51f" style:font-name-complex="Calibri2"/>
    </style:style>
    <style:style style:name="P21" style:family="paragraph" style:parent-style-name="Standard">
      <style:paragraph-properties fo:margin-top="0.0417in" fo:margin-bottom="0.0417in" style:contextual-spacing="false"/>
      <style:text-properties fo:font-weight="bold" style:font-weight-asian="bold" style:font-name-complex="Calibri2" style:font-size-complex="9pt" style:font-weight-complex="bold"/>
    </style:style>
    <style:style style:name="P22" style:family="paragraph" style:parent-style-name="Standard">
      <style:paragraph-properties fo:margin-top="0.0417in" fo:margin-bottom="0.0417in" style:contextual-spacing="false"/>
      <style:text-properties fo:font-style="italic" style:font-style-asian="italic" style:font-name-complex="Calibri2"/>
    </style:style>
    <style:style style:name="P23" style:family="paragraph" style:parent-style-name="Standard">
      <style:paragraph-properties fo:margin-left="0.4917in" fo:margin-right="0in" fo:text-indent="0.0291in" style:auto-text-indent="false"/>
    </style:style>
    <style:style style:name="P24" style:family="paragraph" style:parent-style-name="Contents_20_1">
      <style:paragraph-properties>
        <style:tab-stops>
          <style:tab-stop style:position="0.3055in"/>
          <style:tab-stop style:position="6.5252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6.5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0.611in"/>
          <style:tab-stop style:position="6.5252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.1665in" fo:margin-bottom="0.139in" style:contextual-spacing="false" fo:text-align="center" style:justify-single-word="false"/>
      <style:text-properties fo:color="#000000" fo:font-size="14pt" style:font-size-asian="14pt" style:font-name-complex="Calibri2" style:font-size-complex="14pt" style:font-weight-complex="bold"/>
    </style:style>
    <style:style style:name="P28" style:family="paragraph" style:parent-style-name="Standard">
      <style:paragraph-properties fo:margin-top="0in" fo:margin-bottom="0.5in" style:contextual-spacing="false" fo:text-align="center" style:justify-single-word="false"/>
      <style:text-properties fo:color="#000000" fo:font-size="14pt" officeooo:rsid="001eaeae" officeooo:paragraph-rsid="001eaeae" style:font-size-asian="14pt" style:font-name-complex="Calibri2" style:font-size-complex="14pt"/>
    </style:style>
    <style:style style:name="P29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color="#000000" fo:font-size="18pt" style:font-size-asian="18pt" style:font-name-complex="Calibri2" style:font-size-complex="20pt" style:font-weight-complex="bold"/>
    </style:style>
    <style:style style:name="P30" style:family="paragraph" style:parent-style-name="Standard" style:list-style-name="">
      <style:paragraph-properties fo:margin-top="0in" fo:margin-bottom="0.1665in" style:contextual-spacing="false"/>
      <style:text-properties fo:font-weight="bold" style:font-weight-asian="bold" style:font-name-complex="Calibri2" style:font-weight-complex="bold"/>
    </style:style>
    <style:style style:name="P31" style:family="paragraph" style:parent-style-name="Standard" style:list-style-name="">
      <style:paragraph-properties fo:margin-top="0in" fo:margin-bottom="0.1665in" style:contextual-spacing="false" fo:text-align="start" style:justify-single-word="false"/>
    </style:style>
    <style:style style:name="P32" style:family="paragraph" style:parent-style-name="Standard" style:list-style-name="">
      <style:paragraph-properties fo:margin-top="0.1945in" fo:margin-bottom="0.0925in" style:contextual-spacing="false" fo:line-height="100%"/>
      <style:text-properties fo:font-style="italic" style:font-style-asian="italic"/>
    </style:style>
    <style:style style:name="P33" style:family="paragraph" style:parent-style-name="Standard">
      <style:text-properties fo:font-style="italic" officeooo:rsid="00171457" officeooo:paragraph-rsid="00171457" style:font-style-asian="italic" style:font-name-complex="Calibri2"/>
    </style:style>
    <style:style style:name="P34" style:family="paragraph" style:parent-style-name="Heading_20_1">
      <style:text-properties style:font-name-complex="Calibri2"/>
    </style:style>
    <style:style style:name="P35" style:family="paragraph" style:parent-style-name="Heading_20_1" style:list-style-name="WWNum3">
      <style:text-properties style:font-name-complex="Calibri2"/>
    </style:style>
    <style:style style:name="P36" style:family="paragraph" style:parent-style-name="Heading_20_1" style:list-style-name="WWNum3"/>
    <style:style style:name="P37" style:family="paragraph" style:parent-style-name="Heading_20_2" style:list-style-name="WWNum3"/>
    <style:style style:name="P38" style:family="paragraph" style:parent-style-name="Heading_20_2" style:list-style-name="WWNum3">
      <style:text-properties style:font-name-complex="Calibri2"/>
    </style:style>
    <style:style style:name="P39" style:family="paragraph" style:parent-style-name="List_20_Paragraph" style:list-style-name="WWNum8">
      <style:text-properties fo:font-variant="small-caps" fo:font-size="14pt" fo:letter-spacing="0.0035in" style:font-size-asian="14pt" style:font-name-complex="Calibri2" style:font-size-complex="14pt"/>
    </style:style>
    <style:style style:name="P40" style:family="paragraph" style:parent-style-name="List_20_Paragraph" style:list-style-name="WWNum9">
      <style:text-properties fo:font-variant="small-caps" fo:font-size="14pt" fo:letter-spacing="0.0035in" style:font-size-asian="14pt" style:font-name-complex="Calibri2" style:font-size-complex="14pt"/>
    </style:style>
    <style:style style:name="T1" style:family="text">
      <style:text-properties fo:font-size="22pt" style:font-size-asian="22pt"/>
    </style:style>
    <style:style style:name="T2" style:family="text">
      <style:text-properties fo:font-size="22pt" officeooo:rsid="001eaeae" style:font-size-asian="22pt"/>
    </style:style>
    <style:style style:name="T3" style:family="text">
      <style:text-properties fo:font-size="22pt" officeooo:rsid="001f2100" style:font-size-asian="22pt"/>
    </style:style>
    <style:style style:name="T4" style:family="text">
      <style:text-properties fo:font-size="16pt" style:font-size-asian="16pt" style:font-name-complex="Calibri2" style:font-size-complex="16pt"/>
    </style:style>
    <style:style style:name="T5" style:family="text">
      <style:text-properties style:font-name-complex="Calibri2"/>
    </style:style>
    <style:style style:name="T6" style:family="text">
      <style:text-properties style:font-name="Calibri" fo:font-size="11pt" fo:language="en" fo:country="US" style:font-size-asian="11pt" style:language-asian="en" style:country-asian="US" style:font-size-complex="11pt"/>
    </style:style>
    <style:style style:name="T7" style:family="text">
      <style:text-properties text:display="true"/>
    </style:style>
    <style:style style:name="T8" style:family="text">
      <style:text-properties fo:language="nb" fo:country="NO"/>
    </style:style>
    <style:style style:name="T9" style:family="text">
      <style:text-properties fo:font-variant="small-caps" fo:letter-spacing="0.0035in" style:font-name-complex="Calibri2"/>
    </style:style>
    <style:style style:name="T10" style:family="text">
      <style:text-properties fo:font-variant="small-caps" fo:font-size="14pt" fo:letter-spacing="0.0035in" style:font-size-asian="14pt" style:font-name-complex="Calibri2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name-complex="Calibri2"/>
    </style:style>
    <style:style style:name="T13" style:family="text">
      <style:text-properties fo:font-weight="bold" style:font-weight-asian="bold" style:font-name-complex="Calibri2"/>
    </style:style>
    <style:style style:name="T14" style:family="text"/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OSJEKTRAPPORT for Webprosjekt</text:p>
      <text:p text:style-name="P10"><text:span text:style-name="Title_20_Char"><text:span text:style-name="T2"><text:s/>Syntax Error</text:span></text:span></text:p>
      <text:p text:style-name="P9"><text:span text:style-name="Title_20_Char"><text:span text:style-name="T1"/></text:span></text:p>
      <text:p text:style-name="P10"><text:span text:style-name="Title_20_Char"><text:span text:style-name="T2">Andreas Jacobsen, 236778.</text:span></text:span></text:p>
      <text:p text:style-name="P10"><text:span text:style-name="Title_20_Char"><text:span text:style-name="T2">Kristian Munter, 236789.</text:span></text:span></text:p>
      <text:p text:style-name="P10"><text:span text:style-name="Title_20_Char"><text:span text:style-name="T2"><text:s/>Boris ilievski, 236725</text:span></text:span></text:p>
      <text:p text:style-name="P10"><text:span text:style-name="Title_20_Char"><text:span text:style-name="T2">dag sørvoll, 236758</text:span></text:span></text:p>
      <text:p text:style-name="P11"/>
      <text:p text:style-name="P27">Dato:</text:p>
      <text:p text:style-name="P28">26.11.14 </text:p>
      <text:p text:style-name="P12"/>
      <text:p text:style-name="P12"/>
      <text:p text:style-name="P8">FORORD </text:p>
      <text:p text:style-name="P3"/>
      <text:p text:style-name="Standard"><text:bookmark-start text:name="_Toc310596723"/><text:span text:style-name="T4">INNHOLD</text:span><text:bookmark-end text:name="_Toc310596723"/><text:span text:style-name="T4"> 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Toc402372482" text:style-name="Index_20_Link" text:visited-style-name="Index_20_Link"><text:span text:style-name="T5">1</text:span></text:a><text:a xlink:type="simple" xlink:href="#_Toc402372482" text:style-name="Index_20_Link" text:visited-style-name="Index_20_Link"><text:span text:style-name="T6"><text:tab/></text:span></text:a><text:a xlink:type="simple" xlink:href="#_Toc402372482" text:style-name="Index_20_Link" text:visited-style-name="Index_20_Link"><text:span text:style-name="T5">INTRODUKSJON</text:span></text:a><text:a xlink:type="simple" xlink:href="#_Toc402372482" text:style-name="Index_20_Link" text:visited-style-name="Index_20_Link"><text:span text:style-name="T7"><text:tab/>2</text:span></text:a></text:p>
          <text:p text:style-name="P26"><text:a xlink:type="simple" xlink:href="#_Toc402372483" text:style-name="Index_20_Link" text:visited-style-name="Index_20_Link"><text:span text:style-name="T5">1.1</text:span></text:a><text:a xlink:type="simple" xlink:href="#_Toc402372483" text:style-name="Index_20_Link" text:visited-style-name="Index_20_Link"><text:span text:style-name="T6"><text:tab/></text:span></text:a><text:a xlink:type="simple" xlink:href="#_Toc402372483" text:style-name="Index_20_Link" text:visited-style-name="Index_20_Link"><text:span text:style-name="T5">Prosjektet</text:span></text:a><text:a xlink:type="simple" xlink:href="#_Toc402372483" text:style-name="Index_20_Link" text:visited-style-name="Index_20_Link"><text:span text:style-name="T7"><text:tab/>2</text:span></text:a></text:p>
          <text:p text:style-name="P26"><text:a xlink:type="simple" xlink:href="#_Toc402372484" text:style-name="Index_20_Link" text:visited-style-name="Index_20_Link"><text:span text:style-name="T5">1.2</text:span></text:a><text:a xlink:type="simple" xlink:href="#_Toc402372484" text:style-name="Index_20_Link" text:visited-style-name="Index_20_Link"><text:span text:style-name="T6"><text:tab/></text:span></text:a><text:a xlink:type="simple" xlink:href="#_Toc402372484" text:style-name="Index_20_Link" text:visited-style-name="Index_20_Link"><text:span text:style-name="T5">Referanser</text:span></text:a><text:a xlink:type="simple" xlink:href="#_Toc402372484" text:style-name="Index_20_Link" text:visited-style-name="Index_20_Link"><text:span text:style-name="T7"><text:tab/>2</text:span></text:a></text:p>
          <text:p text:style-name="P24"><text:a xlink:type="simple" xlink:href="#_Toc402372485" text:style-name="Index_20_Link" text:visited-style-name="Index_20_Link"><text:span text:style-name="T5">2</text:span></text:a><text:a xlink:type="simple" xlink:href="#_Toc402372485" text:style-name="Index_20_Link" text:visited-style-name="Index_20_Link"><text:span text:style-name="T6"><text:tab/></text:span></text:a><text:a xlink:type="simple" xlink:href="#_Toc402372485" text:style-name="Index_20_Link" text:visited-style-name="Index_20_Link"><text:span text:style-name="T5">ORGANISERING AV PROSJEKTET</text:span></text:a><text:a xlink:type="simple" xlink:href="#_Toc402372485" text:style-name="Index_20_Link" text:visited-style-name="Index_20_Link"><text:span text:style-name="T7"><text:tab/>2</text:span></text:a></text:p>
          <text:p text:style-name="P26"><text:a xlink:type="simple" xlink:href="#_Toc402372486" text:style-name="Index_20_Link" text:visited-style-name="Index_20_Link"><text:span text:style-name="T5">2.1</text:span></text:a><text:a xlink:type="simple" xlink:href="#_Toc402372486" text:style-name="Index_20_Link" text:visited-style-name="Index_20_Link"><text:span text:style-name="T6"><text:tab/></text:span></text:a><text:a xlink:type="simple" xlink:href="#_Toc402372486" text:style-name="Index_20_Link" text:visited-style-name="Index_20_Link"><text:span text:style-name="T5">Intern organisering</text:span></text:a><text:a xlink:type="simple" xlink:href="#_Toc402372486" text:style-name="Index_20_Link" text:visited-style-name="Index_20_Link"><text:span text:style-name="T7"><text:tab/>2</text:span></text:a></text:p>
          <text:p text:style-name="P26"><text:a xlink:type="simple" xlink:href="#_Toc402372487" text:style-name="Index_20_Link" text:visited-style-name="Index_20_Link"><text:span text:style-name="T5">2.2</text:span></text:a><text:a xlink:type="simple" xlink:href="#_Toc402372487" text:style-name="Index_20_Link" text:visited-style-name="Index_20_Link"><text:span text:style-name="T6"><text:tab/></text:span></text:a><text:a xlink:type="simple" xlink:href="#_Toc402372487" text:style-name="Index_20_Link" text:visited-style-name="Index_20_Link"><text:span text:style-name="T5">Prosjektansvarskart</text:span></text:a><text:a xlink:type="simple" xlink:href="#_Toc402372487" text:style-name="Index_20_Link" text:visited-style-name="Index_20_Link"><text:span text:style-name="T7"><text:tab/>3</text:span></text:a></text:p>
          <text:p text:style-name="P24"><text:soft-page-break/><text:a xlink:type="simple" xlink:href="#_Toc402372488" text:style-name="Index_20_Link" text:visited-style-name="Index_20_Link"><text:span text:style-name="T5">3</text:span></text:a><text:a xlink:type="simple" xlink:href="#_Toc402372488" text:style-name="Index_20_Link" text:visited-style-name="Index_20_Link"><text:span text:style-name="T6"><text:tab/></text:span></text:a><text:a xlink:type="simple" xlink:href="#_Toc402372488" text:style-name="Index_20_Link" text:visited-style-name="Index_20_Link"><text:span text:style-name="T5">STYRINGSPROSESSER</text:span></text:a><text:a xlink:type="simple" xlink:href="#_Toc402372488" text:style-name="Index_20_Link" text:visited-style-name="Index_20_Link"><text:span text:style-name="T7"><text:tab/>3</text:span></text:a></text:p>
          <text:p text:style-name="P26"><text:a xlink:type="simple" xlink:href="#_Toc402372489" text:style-name="Index_20_Link" text:visited-style-name="Index_20_Link">3.1</text:a><text:a xlink:type="simple" xlink:href="#_Toc402372489" text:style-name="Index_20_Link" text:visited-style-name="Index_20_Link"><text:span text:style-name="T6"><text:tab/></text:span></text:a><text:a xlink:type="simple" xlink:href="#_Toc402372489" text:style-name="Index_20_Link" text:visited-style-name="Index_20_Link">Mål for prosjektet og valget av tema</text:a><text:a xlink:type="simple" xlink:href="#_Toc402372489" text:style-name="Index_20_Link" text:visited-style-name="Index_20_Link"><text:span text:style-name="T7"><text:tab/>3</text:span></text:a></text:p>
          <text:p text:style-name="P26"><text:a xlink:type="simple" xlink:href="#_Toc402372490" text:style-name="Index_20_Link" text:visited-style-name="Index_20_Link"><text:span text:style-name="T5">3.2</text:span></text:a><text:a xlink:type="simple" xlink:href="#_Toc402372490" text:style-name="Index_20_Link" text:visited-style-name="Index_20_Link"><text:span text:style-name="T6"><text:tab/></text:span></text:a><text:a xlink:type="simple" xlink:href="#_Toc402372490" text:style-name="Index_20_Link" text:visited-style-name="Index_20_Link"><text:span text:style-name="T5">Tidsplanlegging</text:span></text:a><text:a xlink:type="simple" xlink:href="#_Toc402372490" text:style-name="Index_20_Link" text:visited-style-name="Index_20_Link"><text:span text:style-name="T7"><text:tab/>3</text:span></text:a></text:p>
          <text:p text:style-name="P26"><text:a xlink:type="simple" xlink:href="#_Toc402372491" text:style-name="Index_20_Link" text:visited-style-name="Index_20_Link"><text:span text:style-name="T5">3.3</text:span></text:a><text:a xlink:type="simple" xlink:href="#_Toc402372491" text:style-name="Index_20_Link" text:visited-style-name="Index_20_Link"><text:span text:style-name="T6"><text:tab/></text:span></text:a><text:a xlink:type="simple" xlink:href="#_Toc402372491" text:style-name="Index_20_Link" text:visited-style-name="Index_20_Link"><text:span text:style-name="T5">Risikoplanlegging</text:span></text:a><text:a xlink:type="simple" xlink:href="#_Toc402372491" text:style-name="Index_20_Link" text:visited-style-name="Index_20_Link"><text:span text:style-name="T7"><text:tab/>3</text:span></text:a></text:p>
          <text:p text:style-name="P26"><text:a xlink:type="simple" xlink:href="#_Toc402372492" text:style-name="Index_20_Link" text:visited-style-name="Index_20_Link"><text:span text:style-name="T5">3.4</text:span></text:a><text:a xlink:type="simple" xlink:href="#_Toc402372492" text:style-name="Index_20_Link" text:visited-style-name="Index_20_Link"><text:span text:style-name="T6"><text:tab/></text:span></text:a><text:a xlink:type="simple" xlink:href="#_Toc402372492" text:style-name="Index_20_Link" text:visited-style-name="Index_20_Link"><text:span text:style-name="T5">Risikostyring</text:span></text:a><text:a xlink:type="simple" xlink:href="#_Toc402372492" text:style-name="Index_20_Link" text:visited-style-name="Index_20_Link"><text:span text:style-name="T7"><text:tab/>3</text:span></text:a></text:p>
          <text:p text:style-name="P26"><text:a xlink:type="simple" xlink:href="#_Toc402372493" text:style-name="Index_20_Link" text:visited-style-name="Index_20_Link">3.5</text:a><text:a xlink:type="simple" xlink:href="#_Toc402372493" text:style-name="Index_20_Link" text:visited-style-name="Index_20_Link"><text:span text:style-name="T6"><text:tab/></text:span></text:a><text:a xlink:type="simple" xlink:href="#_Toc402372493" text:style-name="Index_20_Link" text:visited-style-name="Index_20_Link">Kommunikasjonsverktøy og andre verktøy</text:a><text:a xlink:type="simple" xlink:href="#_Toc402372493" text:style-name="Index_20_Link" text:visited-style-name="Index_20_Link"><text:span text:style-name="T7"><text:tab/>4</text:span></text:a></text:p>
          <text:p text:style-name="P24"><text:a xlink:type="simple" xlink:href="#_Toc402372494" text:style-name="Index_20_Link" text:visited-style-name="Index_20_Link">4</text:a><text:a xlink:type="simple" xlink:href="#_Toc402372494" text:style-name="Index_20_Link" text:visited-style-name="Index_20_Link"><text:span text:style-name="T6"><text:tab/></text:span></text:a><text:a xlink:type="simple" xlink:href="#_Toc402372494" text:style-name="Index_20_Link" text:visited-style-name="Index_20_Link">Presentasjon av ferdig nettsted</text:a><text:a xlink:type="simple" xlink:href="#_Toc402372494" text:style-name="Index_20_Link" text:visited-style-name="Index_20_Link"><text:span text:style-name="T7"><text:tab/>4</text:span></text:a></text:p>
          <text:p text:style-name="P24"><text:a xlink:type="simple" xlink:href="#_Toc402372495" text:style-name="Index_20_Link" text:visited-style-name="Index_20_Link"><text:span text:style-name="T5">5</text:span></text:a><text:a xlink:type="simple" xlink:href="#_Toc402372495" text:style-name="Index_20_Link" text:visited-style-name="Index_20_Link"><text:span text:style-name="T6"><text:tab/></text:span></text:a><text:a xlink:type="simple" xlink:href="#_Toc402372495" text:style-name="Index_20_Link" text:visited-style-name="Index_20_Link"><text:span text:style-name="T5">EVALUERING AV PROSESSEN</text:span></text:a><text:a xlink:type="simple" xlink:href="#_Toc402372495" text:style-name="Index_20_Link" text:visited-style-name="Index_20_Link"><text:span text:style-name="T7"><text:tab/>4</text:span></text:a></text:p>
          <text:p text:style-name="P26"><text:a xlink:type="simple" xlink:href="#_Toc402372496" text:style-name="Index_20_Link" text:visited-style-name="Index_20_Link">5.1</text:a><text:a xlink:type="simple" xlink:href="#_Toc402372496" text:style-name="Index_20_Link" text:visited-style-name="Index_20_Link"><text:span text:style-name="T6"><text:tab/></text:span></text:a><text:a xlink:type="simple" xlink:href="#_Toc402372496" text:style-name="Index_20_Link" text:visited-style-name="Index_20_Link">Konklusjon</text:a><text:a xlink:type="simple" xlink:href="#_Toc402372496" text:style-name="Index_20_Link" text:visited-style-name="Index_20_Link"><text:span text:style-name="T7"><text:tab/>4</text:span></text:a></text:p>
          <text:p text:style-name="P25"><text:a xlink:type="simple" xlink:href="#_Toc402372497" text:style-name="Index_20_Link" text:visited-style-name="Index_20_Link"><text:span text:style-name="T9">VEDLEGG</text:span></text:a><text:a xlink:type="simple" xlink:href="#_Toc402372497" text:style-name="Index_20_Link" text:visited-style-name="Index_20_Link"><text:span text:style-name="T7"><text:tab/>4</text:span></text:a></text:p>
          <text:p text:style-name="P13"/>
        </text:index-body>
      </text:table-of-content>
      <text:h text:style-name="P30" text:outline-level="1"/>
      <text:list xml:id="list2255967332430407763" text:style-name="WWNum5">
        <text:list-item>
          <text:h text:style-name="P34" text:outline-level="1">INTRODUKSJON </text:h>
        </text:list-item>
      </text:list>
      <text:list xml:id="list3498147140116861017" text:style-name="WWNum3">
        <text:list-item>
          <text:list>
            <text:list-item>
              <text:h text:style-name="P38" text:outline-level="2">Prosjektet </text:h>
            </text:list-item>
          </text:list>
        </text:list-item>
      </text:list>
      <text:p text:style-name="P33"/>
      <text:list xml:id="list161956728919860" text:continue-numbering="true" text:style-name="WWNum3">
        <text:list-item>
          <text:list>
            <text:list-item>
              <text:h text:style-name="P37" text:outline-level="2"><text:bookmark-start text:name="_Toc402372484"/><text:span text:style-name="T5">Referanser</text:span><text:bookmark-end text:name="_Toc402372484"/><text:span text:style-name="T5"> </text:span></text:h>
            </text:list-item>
          </text:list>
        </text:list-item>
      </text:list>
      <text:p text:style-name="Standard"><text:span text:style-name="T12">Referanser til pensum og andre kilder. </text:span><text:span text:style-name="T11">Tabellen nedenfor kan utvides/tilpasses etter behov.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8">Navn </text:p>
          </table:table-cell>
          <table:table-cell table:style-name="Table1.A1" office:value-type="string">
            <text:p text:style-name="P18">Forfatter </text:p>
          </table:table-cell>
          <table:table-cell table:style-name="Table1.A1" office:value-type="string">
            <text:p text:style-name="P18">Forlag </text:p>
          </table:table-cell>
          <table:table-cell table:style-name="Table1.A1" office:value-type="string">
            <text:p text:style-name="P18">År </text:p>
          </table:table-cell>
        </table:table-row>
        <table:table-row table:style-name="Table1.2">
          <table:table-cell table:style-name="Table1.A1" office:value-type="string">
            <text:p text:style-name="P17">Frode Eika Sandnes</text:p>
          </table:table-cell>
          <table:table-cell table:style-name="Table1.A1" office:value-type="string">
            <text:p text:style-name="P17">Universell utforming av IKT-systemer</text:p>
          </table:table-cell>
          <table:table-cell table:style-name="Table1.A1" office:value-type="string">
            <text:p text:style-name="P17">Universitetsforlaget</text:p>
          </table:table-cell>
          <table:table-cell table:style-name="Table1.A1" office:value-type="string">
            <text:p text:style-name="P17">2010</text:p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5">
          <table:table-cell table:style-name="Table1.A1" table:number-columns-spanned="4" office:value-type="string">
            <text:p text:style-name="P15"><text:span text:style-name="T13">URL:</text:span><text:span text:style-name="T5"> </text:span><text:span text:style-name="T12">(link + dato)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61957781558357" text:continue-numbering="true" text:style-name="WWNum3">
        <text:list-item>
          <text:h text:style-name="P36" text:outline-level="1"><text:bookmark-start text:name="_Toc402372485"/><text:bookmark-start text:name="_Toc161205068"/><text:span text:style-name="T5">ORGANISERING AV PROSJEKTET</text:span><text:bookmark-end text:name="_Toc402372485"/><text:bookmark-end text:name="_Toc161205068"/><text:span text:style-name="T5"> </text:span></text:h>
          <text:list>
            <text:list-item>
              <text:h text:style-name="P37" text:outline-level="2"><text:bookmark-start text:name="_Toc402372486"/><text:bookmark-start text:name="_Toc161205069"/><text:soft-page-break/><text:span text:style-name="T5">Intern organisering</text:span><text:bookmark-end text:name="_Toc402372486"/><text:bookmark-end text:name="_Toc161205069"/><text:span text:style-name="T5"> </text:span></text:h>
            </text:list-item>
          </text:list>
        </text:list-item>
      </text:list>
      <text:p text:style-name="P6">Hvem gjør hva, hvem har ansvaret for hva. Husk å føre timelister, og registrere alt arbeidet på hver enkelt gruppedeltaker. Selve timelistene skal IKKE med her, men tas med som vedlegg til rapporten. <text:line-break/></text:p>
      <text:list xml:id="list161956766492942" text:continue-numbering="true" text:style-name="WWNum3">
        <text:list-item>
          <text:list>
            <text:list-item>
              <text:h text:style-name="P37" text:outline-level="2"><text:bookmark-start text:name="_Toc402372487"/><text:bookmark-start text:name="_Toc161205070"/><text:span text:style-name="T5">Prosjektansvarskart</text:span><text:bookmark-end text:name="_Toc402372487"/><text:bookmark-end text:name="_Toc161205070"/><text:span text:style-name="T5"> </text:span></text:h>
            </text:list-item>
          </text:list>
        </text:list-item>
      </text:list>
      <text:p text:style-name="P6">Tabellen nedenfor kan utvides/tilpasses. Dette er bare et eksempel.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1">Ansvarlig</text:p>
          </table:table-cell>
          <table:table-cell table:style-name="Table2.A1" office:value-type="string">
            <text:p text:style-name="P21">Navn </text:p>
          </table:table-cell>
        </table:table-row>
        <table:table-row table:style-name="Table2.2">
          <table:table-cell table:style-name="Table2.A1" office:value-type="string">
            <text:p text:style-name="P19">Prosjektleder </text:p>
          </table:table-cell>
          <table:table-cell table:style-name="Table2.A1" office:value-type="string">
            <text:p text:style-name="P20">Dag Sørvoll</text:p>
          </table:table-cell>
        </table:table-row>
        <table:table-row table:style-name="Table2.2">
          <table:table-cell table:style-name="Table2.A1" office:value-type="string">
            <text:p text:style-name="P19">Hovedansvarlig for kvalitetssikring </text:p>
          </table:table-cell>
          <table:table-cell table:style-name="Table2.A1" office:value-type="string">
            <text:p text:style-name="P20">Kristian Munter</text:p>
          </table:table-cell>
        </table:table-row>
        <table:table-row table:style-name="Table2.2">
          <table:table-cell table:style-name="Table2.A1" office:value-type="string">
            <text:p text:style-name="P19">Ansvarlig for prosjektplanen </text:p>
          </table:table-cell>
          <table:table-cell table:style-name="Table2.A1" office:value-type="string">
            <text:p text:style-name="P20">Boris Ilievski</text:p>
          </table:table-cell>
        </table:table-row>
        <table:table-row table:style-name="Table2.2">
          <table:table-cell table:style-name="Table2.A1" office:value-type="string">
            <text:p text:style-name="P19">Hovedansvarlig for Webside utvikling</text:p>
          </table:table-cell>
          <table:table-cell table:style-name="Table2.A1" office:value-type="string">
            <text:p text:style-name="P20">Dag Sørvoll</text:p>
          </table:table-cell>
        </table:table-row>
        <table:table-row table:style-name="Table2.2">
          <table:table-cell table:style-name="Table2.A1" office:value-type="string">
            <text:p text:style-name="P19">Ansvarlig for back-up og dokumentasjon </text:p>
          </table:table-cell>
          <table:table-cell table:style-name="Table2.A1" office:value-type="string">
            <text:p text:style-name="P20">Andreas Jacobsen</text:p>
          </table:table-cell>
        </table:table-row>
      </table:table>
      <text:p text:style-name="P4">Alle har hjulpet hverandre, spesielt i koding har alle hjulpet itl. Listen over er ment for å vise hovedpersonene. </text:p>
      <text:list xml:id="list161957425957598" text:continue-numbering="true" text:style-name="WWNum3">
        <text:list-item>
          <text:h text:style-name="P36" text:outline-level="1"><text:bookmark-start text:name="_Toc402372488"/><text:bookmark-start text:name="_Toc161205071"/><text:span text:style-name="T5">STYRINGSPROSESSER</text:span><text:bookmark-end text:name="_Toc402372488"/><text:bookmark-end text:name="_Toc161205071"/><text:span text:style-name="T5"> </text:span></text:h>
          <text:list>
            <text:list-item>
              <text:h text:style-name="P37" text:outline-level="2"><text:bookmark-start text:name="_Toc402372489"/><text:bookmark-start text:name="_Toc161205072"/>Mål for prosjektet<text:bookmark-end text:name="_Toc161205072"/> og<text:span text:style-name="T8"> valget av tema</text:span><text:bookmark-end text:name="_Toc402372489"/></text:h>
            </text:list-item>
          </text:list>
        </text:list-item>
      </text:list>
      <text:p text:style-name="P6"><text:s/>Hva skal dere gjøre? Hva skal dere oppnå?</text:p>
      <text:p text:style-name="P6"><text:s/>Hvorfor valgte dere denne temaen for websiden? Inspirasjon osv.</text:p>
      <text:list xml:id="list161956709838763" text:continue-numbering="true" text:style-name="WWNum3">
        <text:list-item>
          <text:list>
            <text:list-item>
              <text:h text:style-name="P38" text:outline-level="2"><text:bookmark-start text:name="_Toc161205073"/><text:bookmark-start text:name="_Toc402372490"/>Tidsplanlegging<text:bookmark-end text:name="_Toc402372490"/></text:h>
            </text:list-item>
          </text:list>
        </text:list-item>
      </text:list>
      <text:p text:style-name="P5">Hva skal gjøres/oppgaver? Hvor lang tid vil oppgavene ta (estimert)? Bruk gjerne <text:s/>diagram for å vise dette. Ta også med eventuelle kommentarer om avvik i estimert og reell tidsbruk her.</text:p>
      <text:p text:style-name="P14">En detaljert beskrivelse av hva som er implementert, sett i <text:s/>sammenheng med forprosjektrapporten.</text:p>
      <text:p text:style-name="P5"/>
      <text:list xml:id="list161957627828660" text:continue-numbering="true" text:style-name="WWNum3">
        <text:list-item>
          <text:list>
            <text:list-item>
              <text:h text:style-name="P38" text:outline-level="2"><text:bookmark-start text:name="_Toc402372491"/>Risikoplanlegging<text:bookmark-end text:name="_Toc161205073"/><text:bookmark-end text:name="_Toc402372491"/></text:h>
            </text:list-item>
          </text:list>
        </text:list-item>
      </text:list>
      <text:p text:style-name="P6">Hva kan skje av uforutsette ting som kan stoppe/forsinke prosjektet eller føre til endringer i tidsplanen? Beskriv her (risikoplanlegging) alle ting dere kommer på. Under neste punkt (risikostyring) skal dere liste opp disse farene, og hvilke tiltak dere kan sette inn dersom dette skulle skje.<text:line-break/></text:p>
      <text:list xml:id="list161956831448067" text:continue-numbering="true" text:style-name="WWNum3">
        <text:list-item>
          <text:list>
            <text:list-item>
              <text:h text:style-name="P38" text:outline-level="2"><text:bookmark-start text:name="_Toc402372492"/><text:bookmark-start text:name="_Toc161205074"/><text:soft-page-break/>Risikostyring<text:bookmark-end text:name="_Toc402372492"/><text:bookmark-end text:name="_Toc161205074"/></text:h>
            </text:list-item>
          </text:list>
        </text:list-item>
      </text:list>
      <text:p text:style-name="P5">Tabellen nedenfor kan utvides/tilpasses etter behov.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1">Risiko – Hva kan oppstå</text:p>
          </table:table-cell>
          <table:table-cell table:style-name="Table3.A1" office:value-type="string">
            <text:p text:style-name="P21">Strategi – Hvordan løse problemet dersom det oppstår</text:p>
          </table:table-cell>
        </table:table-row>
        <table:table-row table:style-name="Table3.2">
          <table:table-cell table:style-name="Table3.A1" office:value-type="string">
            <text:p text:style-name="P22">Sykdom etc</text:p>
          </table:table-cell>
          <table:table-cell table:style-name="Table3.A1" office:value-type="string">
            <text:p text:style-name="P19"/>
          </table:table-cell>
        </table:table-row>
        <table:table-row table:style-name="Table3.3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  <table:table-row table:style-name="Table3.4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</table:table>
      <text:h text:style-name="P30" text:outline-level="1"/>
      <text:h text:style-name="P30" text:outline-level="1"/>
      <text:list xml:id="list161956356351700" text:continue-numbering="true" text:style-name="WWNum3">
        <text:list-item>
          <text:list>
            <text:list-item>
              <text:h text:style-name="P37" text:outline-level="2"><text:bookmark-start text:name="_Toc402372493"/>Kommunikasjonsverktøy og andre verktøy<text:bookmark-end text:name="_Toc402372493"/></text:h>
            </text:list-item>
          </text:list>
        </text:list-item>
      </text:list>
      <text:p text:style-name="P5">Hvilke verktøy, for eksempel, E-mail, Dropbox, <text:s/>Github, Skype. Hadde dere jevnlig møter?</text:p>
      <text:list xml:id="list161956354676533" text:continue-numbering="true" text:style-name="WWNum3">
        <text:list-item>
          <text:h text:style-name="P36" text:outline-level="1"><text:bookmark-start text:name="_Toc402372494"/>Presentasjon av ferdig nettsted<text:bookmark-end text:name="_Toc402372494"/></text:h>
        </text:list-item>
      </text:list>
      <text:p text:style-name="P5">Denne delen er basert på noen deler fra rapporten som står i fronter under mappen "Eksempler fra tidiligere år ”.</text:p>
      <text:p text:style-name="P5">Her er en liste over noen elementer som dere kan ha <text:s/>i rapporten. Listen kan utvides/tilpasses etter behov.</text:p>
      <text:list xml:id="list1322373259761978396" text:style-name="WWNum8">
        <text:list-item>
          <text:p text:style-name="P39">Informasjon og innhold</text:p>
        </text:list-item>
        <text:list-item>
          <text:p text:style-name="P39">Fargevalg, størrelser og tekst</text:p>
        </text:list-item>
        <text:list-item>
          <text:p text:style-name="P39">Navigering og Webside Strukturen</text:p>
        </text:list-item>
        <text:list-item>
          <text:p text:style-name="P39">Universell utforming</text:p>
        </text:list-item>
      </text:list>
      <text:p text:style-name="P23"><text:span text:style-name="T10">ikke minst: websidens forhold til WCAG2.0: </text:span><text:span text:style-name="T11">Ta noen viktige punkter i WCAG 2.0 og skrive litt om hvordan dere tok hensyn til disse.</text:span></text:p>
      <text:list xml:id="list6093873781563323039" text:style-name="WWNum9">
        <text:list-item>
          <text:p text:style-name="P40">TEKNOLOGIER</text:p>
        </text:list-item>
      </text:list>
      <text:h text:style-name="P32" text:outline-level="4">Her kan dere snakke litt om fordelen ved å bruke JavaScript og CSS med tanken om deres webside, prøv å bruke spesifikke eksempler fra deres webside. Hvis dere brukte andre teknologier i tilegg, må deres også gi grunnlag for dette.</text:h>
      <text:p text:style-name="P6"/>
      <text:list xml:id="list161956654694649" text:continue-list="list161956354676533" text:style-name="WWNum3">
        <text:list-item>
          <text:h text:style-name="P35" text:outline-level="1"><text:bookmark-start text:name="_Toc402372495"/><text:bookmark-start text:name="_Toc161205080"/>EVALUERING AV PROSESSEN<text:bookmark-end text:name="_Toc402372495"/><text:bookmark-end text:name="_Toc161205080"/></text:h>
        </text:list-item>
      </text:list>
      <text:p text:style-name="P6">Hva har dere lært? Hva kunne vært gjort annerledes? Mangler det noe i rapporten? Hvordan var samarbeidet? Var det konflikter i gruppa, og hvordan taklet dere dette?</text:p>
      <text:p text:style-name="P6">Forsøk å vise refleksjon over forskjellen mellom det dere satte dere fore i forprosjektrapporten, og det dere endte opp med.</text:p>
      <text:list xml:id="list161956292516381" text:continue-numbering="true" text:style-name="WWNum3">
        <text:list-item>
          <text:list>
            <text:list-item>
              <text:h text:style-name="P37" text:outline-level="2"><text:bookmark-start text:name="_Toc402372496"/><text:soft-page-break/>Konklusjon<text:bookmark-end text:name="_Toc402372496"/></text:h>
            </text:list-item>
          </text:list>
        </text:list-item>
      </text:list>
      <text:p text:style-name="P7"/>
      <text:h text:style-name="P31" text:outline-level="1"><text:bookmark-start text:name="_Toc161205081"/><text:bookmark-start text:name="_Toc402372497"/><text:span text:style-name="Heading_20_1_20_Char"><text:span text:style-name="T5">VEDLEGG</text:span></text:span><text:bookmark-end text:name="_Toc402372497"/></text:h>
      <text:p text:style-name="Standard"><text:span text:style-name="T12">Timeliste. Annet</text:span><text:bookmark-end text:name="_Toc161205081"/><text:span text:style-name="T12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language="nb" fo:country="NO" style:language-asian="nb" style:country-asian="N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5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5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WWNum5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WWNum5" style:class="text">
      <style:paragraph-properties fo:margin-top="0.139in" fo:margin-bottom="0in" style:contextual-spacing="false" fo:text-align="start" style:justify-single-word="false"/>
      <style:text-properties fo:font-variant="small-caps" fo:color="#943634" fo:font-size="11pt" fo:letter-spacing="0.0071in" style:font-size-asian="11pt" style:font-size-complex="13pt"/>
    </style:style>
    <style:style style:name="Heading_20_6" style:display-name="Heading 6" style:family="paragraph" style:parent-style-name="Standard" style:next-style-name="Standard" style:default-outline-level="6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c0504d" fo:font-size="11pt" fo:letter-spacing="0.0035in" style:font-size-asian="11pt"/>
    </style:style>
    <style:style style:name="Heading_20_7" style:display-name="Heading 7" style:family="paragraph" style:parent-style-name="Standard" style:next-style-name="Standard" style:default-outline-level="7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c0504d" fo:letter-spacing="0.0071in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943634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Standard" style:default-outline-level="9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622423" fo:font-style="italic" fo:font-weight="bold" style:font-style-asian="italic" style:font-weight-asian="bold"/>
    </style:style>
    <style:style style:name="References" style:family="paragraph" style:parent-style-name="Standard" style:default-outline-level="">
      <style:paragraph-properties fo:margin-top="0in" fo:margin-bottom="0.0835in" style:contextual-spacing="false"/>
      <style:text-properties fo:font-size="8pt" fo:language="en" fo:country="US" style:font-size-asian="8pt" style:language-asian="pt" style:country-asian="BR" style:font-size-complex="8pt"/>
    </style:style>
    <style:style style:name="Stil1" style:family="paragraph" style:parent-style-name="References" style:default-outline-level="">
      <style:text-properties style:language-asian="en" style:country-asian="US"/>
    </style:style>
    <style:style style:name="REFERENCES" style:family="paragraph" style:parent-style-name="Standard" style:next-style-name="References" style:default-outline-level="">
      <style:paragraph-properties fo:margin-left="0.3752in" fo:margin-right="0in" fo:text-indent="-0.3752in" style:auto-text-indent="false"/>
      <style:text-properties fo:font-size="8pt" fo:language="en" fo:country="US" style:font-size-asian="8pt" style:language-asian="en" style:country-asian="US" style:font-style-complex="italic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in" style:auto-text-indent="false"/>
    </style:style>
    <style:style style:name="caption" style:family="paragraph" style:parent-style-name="Standard" style:nex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c0504d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in" fo:margin-right="1in" fo:margin-top="0.0972in" fo:margin-bottom="0.0972in" style:contextual-spacing="false" fo:text-indent="0in" style:auto-text-indent="false" fo:background-color="#c0504d" fo:padding="0.139in" fo:border="0.99pt solid #943634">
        <style:background-image/>
      </style:paragraph-properties>
      <style:text-properties fo:color="#ffffff" fo:font-style="italic" fo:font-weight="bold" style:font-style-asian="italic" style:font-weight-asian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complex="en" style:country-complex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font-variant="small-caps" fo:font-size="16pt" fo:letter-spacing="0.0035in" style:font-size-asian="16pt" style:font-size-complex="16pt"/>
    </style:style>
    <style:style style:name="Heading_20_2_20_Char" style:display-name="Heading 2 Char" style:family="text">
      <style:text-properties fo:font-variant="small-caps" fo:font-size="14pt" fo:letter-spacing="0.0035in" style:font-size-asian="14pt" style:font-size-complex="14pt"/>
    </style:style>
    <style:style style:name="Heading_20_3_20_Char" style:display-name="Heading 3 Char" style:family="text">
      <style:text-properties fo:font-variant="small-caps" fo:font-size="12pt" fo:letter-spacing="0.0035in" style:font-size-asian="12pt" style:font-size-complex="12pt"/>
    </style:style>
    <style:style style:name="Heading_20_4_20_Char" style:display-name="Heading 4 Char" style:family="text">
      <style:text-properties fo:font-variant="small-caps" fo:font-size="11pt" fo:letter-spacing="0.0071in" style:font-size-asian="11pt" style:font-size-complex="11pt"/>
    </style:style>
    <style:style style:name="Heading_20_5_20_Char" style:display-name="Heading 5 Char" style:family="text">
      <style:text-properties fo:font-variant="small-caps" fo:color="#943634" fo:font-size="11pt" fo:letter-spacing="0.0071in" style:font-size-asian="11pt" style:font-size-complex="13pt"/>
    </style:style>
    <style:style style:name="Heading_20_6_20_Char" style:display-name="Heading 6 Char" style:family="text">
      <style:text-properties fo:font-variant="small-caps" fo:color="#c0504d" fo:font-size="11pt" fo:letter-spacing="0.0035in" style:font-size-asian="11pt"/>
    </style:style>
    <style:style style:name="Heading_20_7_20_Char" style:display-name="Heading 7 Char" style:family="text">
      <style:text-properties fo:font-variant="small-caps" fo:color="#c0504d" fo:letter-spacing="0.0071in" fo:font-weight="bold" style:font-weight-asian="bold"/>
    </style:style>
    <style:style style:name="Heading_20_8_20_Char" style:display-name="Heading 8 Char" style:family="text">
      <style:text-properties fo:font-variant="small-caps" fo:color="#943634" fo:font-style="italic" fo:font-weight="bold" style:font-style-asian="italic" style:font-weight-asian="bold"/>
    </style:style>
    <style:style style:name="Heading_20_9_20_Char" style:display-name="Heading 9 Char" style:family="text">
      <style:text-properties fo:font-variant="small-caps" fo:color="#622423" fo:font-style="italic" fo:font-weight="bold" style:font-style-asian="italic" style:font-weight-asian="bold"/>
    </style:style>
    <style:style style:name="Title_20_Char" style:display-name="Title Char" style:family="text">
      <style:text-properties fo:font-variant="small-caps" fo:font-size="24pt" style:font-size-asian="24pt" style:font-size-complex="24pt"/>
    </style:style>
    <style:style style:name="Subtitle_20_Char" style:display-name="Subtitle Char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1pt"/>
    </style:style>
    <style:style style:name="Strong" style:family="text">
      <style:text-properties fo:color="#c0504d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/>
    </style:style>
    <style:style style:name="No_20_Spacing_20_Char" style:display-name="No Spacing Char" style:family="text"/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color="#ffffff" fo:font-style="italic" fo:background-color="#c0504d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4pt" style:font-name-asian="Times New Roman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9839in" fo:margin-bottom="0.4917in" fo:margin-left="0.9839in" fo:margin-right="0.9839in" style:writing-mode="lr-tb" style:layout-grid-color="#c0c0c0" style:layout-grid-lines="2419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4"><draw:text-box fo:min-height="0.0161in" fo:min-width="0.0161in"><text:p text:style-name="MP2"><text:span text:style-name="page_20_number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SJEKTPLAN FOR PROSJEKT i SAMFUNNSINFORMATIKK:</dc:title>
    <meta:initial-creator>Anis Yazidi</meta:initial-creator>
    <meta:editing-cycles>7</meta:editing-cycles>
    <meta:creation-date>2014-10-29T18:01:00</meta:creation-date>
    <dc:date>2014-11-26T16:19:55.847461308</dc:date>
    <meta:editing-duration>PT21M9S</meta:editing-duration>
    <meta:generator>LibreOffice/4.2.7.2$Linux_X86_64 LibreOffice_project/420m0$Build-2</meta:generator>
    <meta:document-statistic meta:table-count="3" meta:image-count="0" meta:object-count="0" meta:page-count="5" meta:paragraph-count="90" meta:word-count="557" meta:character-count="3638" meta:non-whitespace-character-count="3158"/>
    <meta:user-defined meta:name="AppVersion">12.0000</meta:user-defined>
    <meta:user-defined meta:name="Company">H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